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style:text-position="super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8.00pt" style:text-position="super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4.00pt" style:text-position="super" fo:font-weight="bold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20.00pt" style:text-position="super" fo:font-weight="bold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: 72</text:span><text:span text:style-name="T2">10</text:span><text:span text:style-name="T3"><text:s text:c="2"/></text:span><text:span text:style-name="T4"><text:s/></text:span><text:span text:style-name="T5">1001000</text:span><text:span text:style-name="T6">2</text:span><text:span text:style-name="T7"/></text:p>
      <text:p text:style-name="P1"><text:span text:style-name="T7">e: 101</text:span><text:span text:style-name="T8">10<text:s text:c="3"/></text:span><text:span text:style-name="T9">1100101</text:span><text:span text:style-name="T10">2</text:span><text:span text:style-name="T11"/></text:p>
      <text:p text:style-name="P1"><text:span text:style-name="T11">l: 108</text:span><text:span text:style-name="T12">10<text:s text:c="3"/></text:span><text:span text:style-name="T13">11001100</text:span><text:span text:style-name="T14">2</text:span><text:span text:style-name="T15"/></text:p>
      <text:p text:style-name="P1"><text:span text:style-name="T15">l: 108</text:span><text:span text:style-name="T16">10<text:s text:c="3"/></text:span><text:span text:style-name="T17">11001100</text:span><text:span text:style-name="T18">2</text:span><text:span text:style-name="T19"/></text:p>
      <text:p text:style-name="P1"><text:span text:style-name="T20">o: 111</text:span><text:span text:style-name="T21">10<text:s/></text:span><text:span text:style-name="T22">1101111</text:span><text:span text:style-name="T23">2</text:span><text:span text:style-name="T24"/></text:p>
      <text:p text:style-name="P1"><text:span text:style-name="T24"/></text:p>
      <text:p text:style-name="P1"><text:span text:style-name="T24">g: 103</text:span><text:span text:style-name="T25">10<text:s text:c="2"/></text:span><text:span text:style-name="T26">1100111</text:span><text:span text:style-name="T27">2</text:span><text:span text:style-name="T28"/></text:p>
      <text:p text:style-name="P1"><text:span text:style-name="T28">u: 117</text:span><text:span text:style-name="T29">10<text:s/></text:span><text:span text:style-name="T30"><text:s/>1110101</text:span><text:span text:style-name="T31">2</text:span><text:span text:style-name="T32"/></text:p>
      <text:p text:style-name="P1"><text:span text:style-name="T32">e: 101</text:span><text:span text:style-name="T33">10<text:s text:c="2"/></text:span><text:span text:style-name="T34">1100101</text:span><text:span text:style-name="T35">2</text:span><text:span text:style-name="T36"/></text:p>
      <text:p text:style-name="P1"><text:span text:style-name="T36">s: 115</text:span><text:span text:style-name="T37">10<text:s text:c="2"/></text:span><text:span text:style-name="T38">1110011</text:span><text:span text:style-name="T39">2</text:span><text:span text:style-name="T40"/></text:p>
      <text:p text:style-name="P1"><text:span text:style-name="T40"/></text:p>
      <text:p text:style-name="P1"><text:span text:style-name="T40">f: 102</text:span><text:span text:style-name="T41">10</text:span><text:span text:style-name="T42"><text:s/>1100110</text:span><text:span text:style-name="T43">2</text:span><text:span text:style-name="T44"/></text:p>
      <text:p text:style-name="P1"><text:span text:style-name="T44">r: 114</text:span><text:span text:style-name="T45">10</text:span><text:span text:style-name="T46"><text:s/>1110010</text:span><text:span text:style-name="T47">2</text:span><text:span text:style-name="T48"/></text:p>
      <text:p text:style-name="P1"><text:span text:style-name="T48">o: 111</text:span><text:span text:style-name="T49">10<text:s/></text:span><text:span text:style-name="T50">1101111</text:span><text:span text:style-name="T51">2</text:span><text:span text:style-name="T52"/></text:p>
      <text:p text:style-name="P1"><text:span text:style-name="T52">m: 109</text:span><text:span text:style-name="T53">10<text:s/></text:span><text:span text:style-name="T54">1101101</text:span><text:span text:style-name="T55">2</text:span><text:span text:style-name="T56"/></text:p>
      <text:p text:style-name="P1"><text:span text:style-name="T56"/></text:p>
      <text:p text:style-name="P1"><text:span text:style-name="T57">t: 116</text:span><text:span text:style-name="T58">10</text:span><text:span text:style-name="T59"><text:s/>1110100</text:span><text:span text:style-name="T60">2</text:span><text:span text:style-name="T61"/></text:p>
      <text:p text:style-name="P1"><text:span text:style-name="T61">h: 104</text:span><text:span text:style-name="T62">10</text:span><text:span text:style-name="T63"><text:s/>1101000</text:span><text:span text:style-name="T64">2</text:span><text:span text:style-name="T65"/></text:p>
      <text:p text:style-name="P1"><text:span text:style-name="T66">e: 101</text:span><text:span text:style-name="T67">10<text:s text:c="2"/></text:span><text:span text:style-name="T68">1100101</text:span><text:span text:style-name="T69">2</text:span><text:span text:style-name="T70"/></text:p>
      <text:p text:style-name="P1"><text:span text:style-name="T70"/></text:p>
      <text:p text:style-name="P1"><text:span text:style-name="T70">m: 109</text:span><text:span text:style-name="T71">10</text:span><text:span text:style-name="T72"><text:s/>1101101</text:span><text:span text:style-name="T73">2</text:span><text:span text:style-name="T74"/></text:p>
      <text:p text:style-name="P1"><text:span text:style-name="T74">o: 111</text:span><text:span text:style-name="T75">10<text:s/></text:span><text:span text:style-name="T76">1101111</text:span><text:span text:style-name="T77">2</text:span><text:span text:style-name="T78"/></text:p>
      <text:p text:style-name="P1"><text:span text:style-name="T78">s: 115</text:span><text:span text:style-name="T79">10<text:s text:c="2"/></text:span><text:span text:style-name="T80">1110011</text:span><text:span text:style-name="T81">2</text:span><text:span text:style-name="T82"/></text:p>
      <text:p text:style-name="P1"><text:span text:style-name="T83">t: 116</text:span><text:span text:style-name="T84">10</text:span><text:span text:style-name="T85"><text:s/>1110100</text:span><text:span text:style-name="T86">2</text:span><text:span text:style-name="T87"/></text:p>
      <text:p text:style-name="P1"><text:span text:style-name="T87"/></text:p>
      <text:p text:style-name="P1"><text:span text:style-name="T88">p:112</text:span><text:span text:style-name="T89">10</text:span><text:span text:style-name="T90"><text:s/>1110000</text:span><text:span text:style-name="T91">2</text:span><text:span text:style-name="T92"/></text:p>
      <text:p text:style-name="P1"><text:span text:style-name="T92">o: 111</text:span><text:span text:style-name="T93">10<text:s/></text:span><text:span text:style-name="T94">1101111</text:span><text:span text:style-name="T95">2</text:span><text:span text:style-name="T96"/></text:p>
      <text:p text:style-name="P1"><text:span text:style-name="T96">p:112</text:span><text:span text:style-name="T97">10</text:span><text:span text:style-name="T98"><text:s/>1110000</text:span><text:span text:style-name="T99">2</text:span><text:span text:style-name="T100"/></text:p>
      <text:p text:style-name="P1"><text:span text:style-name="T100">u: 117</text:span><text:span text:style-name="T101">10<text:s/></text:span><text:span text:style-name="T102"><text:s/>1110101</text:span><text:span text:style-name="T103">2</text:span><text:span text:style-name="T104"/></text:p>
      <text:p text:style-name="P1"><text:span text:style-name="T104">l: 108</text:span><text:span text:style-name="T105">10<text:s text:c="3"/></text:span><text:span text:style-name="T106">11001100</text:span><text:span text:style-name="T107">2</text:span><text:span text:style-name="T108"/></text:p>
      <text:p text:style-name="P1"><text:span text:style-name="T109">a: 97</text:span><text:span text:style-name="T110">10<text:s/></text:span><text:span text:style-name="T111">1100001</text:span><text:span text:style-name="T112">2</text:span><text:span text:style-name="T113"/></text:p>
      <text:p text:style-name="P1"><text:span text:style-name="T113">r: 114</text:span><text:span text:style-name="T114">10</text:span><text:span text:style-name="T115"><text:s/>1110010</text:span><text:span text:style-name="T116">2</text:span><text:span text:style-name="T117"/></text:p>
      <text:p text:style-name="P1"><text:span text:style-name="T117"/></text:p>
      <text:p text:style-name="P1"><text:span text:style-name="T117">p:112</text:span><text:span text:style-name="T118">10</text:span><text:span text:style-name="T119"><text:s/>1110000</text:span><text:span text:style-name="T120">2</text:span><text:span text:style-name="T121"/></text:p>
      <text:p text:style-name="P1"><text:span text:style-name="T121">r: 114</text:span><text:span text:style-name="T122">10</text:span><text:span text:style-name="T123"><text:s/>1110010</text:span><text:span text:style-name="T124">2</text:span><text:span text:style-name="T125"/></text:p>
      <text:p text:style-name="P1"><text:span text:style-name="T125">o: 111</text:span><text:span text:style-name="T126">10<text:s/></text:span><text:span text:style-name="T127">1101111</text:span><text:span text:style-name="T128">2</text:span><text:span text:style-name="T129"/></text:p>
      <text:p text:style-name="P1"><text:span text:style-name="T129">g: 103</text:span><text:span text:style-name="T130">10<text:s text:c="2"/></text:span><text:span text:style-name="T131">1100111</text:span><text:span text:style-name="T132">2</text:span><text:span text:style-name="T133"/></text:p>
      <text:p text:style-name="P1"><text:span text:style-name="T133">r: 114</text:span><text:span text:style-name="T134">10</text:span><text:span text:style-name="T135"><text:s/>1110010</text:span><text:span text:style-name="T136">2</text:span><text:span text:style-name="T137"/></text:p>
      <text:p text:style-name="P1"><text:span text:style-name="T137">a: 97</text:span><text:span text:style-name="T138">10<text:s text:c="2"/></text:span><text:span text:style-name="T139">1100001</text:span><text:span text:style-name="T140">2</text:span><text:span text:style-name="T141"/></text:p>
      <text:p text:style-name="P1"><text:span text:style-name="T141">m: 109</text:span><text:span text:style-name="T142">10<text:s text:c="2"/></text:span><text:span text:style-name="T143">1101101</text:span><text:span text:style-name="T144">2</text:span><text:span text:style-name="T145"/></text:p>
      <text:p text:style-name="P1"><text:span text:style-name="T145">i: 105</text:span><text:span text:style-name="T146">10</text:span><text:span text:style-name="T147"><text:s text:c="2"/>1101001</text:span><text:span text:style-name="T148">2</text:span><text:span text:style-name="T149"/></text:p>
      <text:p text:style-name="P1"><text:span text:style-name="T149">n: 110</text:span><text:span text:style-name="T150">10</text:span><text:span text:style-name="T151"><text:s text:c="2"/>1101110</text:span><text:span text:style-name="T152">2</text:span><text:span text:style-name="T153"/></text:p>
      <text:p text:style-name="P1"><text:span text:style-name="T153">g: 103</text:span><text:span text:style-name="T154">10<text:s text:c="2"/></text:span><text:span text:style-name="T155">1100111</text:span><text:span text:style-name="T156">2</text:span><text:span text:style-name="T157"/></text:p>
      <text:p text:style-name="P1"><text:span text:style-name="T157"/></text:p>
      <text:p text:style-name="P1"><text:span text:style-name="T157">c: 99</text:span><text:span text:style-name="T158">10<text:s text:c="2"/></text:span><text:span text:style-name="T159">1100011</text:span><text:span text:style-name="T160">2</text:span><text:span text:style-name="T161"/></text:p>
      <text:p text:style-name="P1"><text:span text:style-name="T161">o: 111</text:span><text:span text:style-name="T162">10<text:s/></text:span><text:span text:style-name="T163">1101111</text:span><text:span text:style-name="T164">2</text:span><text:span text:style-name="T165"/></text:p>
      <text:p text:style-name="P1"><text:span text:style-name="T165">u: 117</text:span><text:span text:style-name="T166">10<text:s/></text:span><text:span text:style-name="T167"><text:s/>1110101</text:span><text:span text:style-name="T168">2</text:span><text:span text:style-name="T169"/></text:p>
      <text:p text:style-name="P1"><text:span text:style-name="T169">r: 114</text:span><text:span text:style-name="T170">10</text:span><text:span text:style-name="T171"><text:s/>1110010</text:span><text:span text:style-name="T172">2</text:span><text:span text:style-name="T173"/></text:p>
      <text:p text:style-name="P1"><text:span text:style-name="T173">s: 115</text:span><text:span text:style-name="T174">10<text:s text:c="2"/></text:span><text:span text:style-name="T175">1110011</text:span><text:span text:style-name="T176">2</text:span><text:span text:style-name="T177"/></text:p>
      <text:p text:style-name="P1"><text:span text:style-name="T177"/></text:p>
      <text:p text:style-name="P1"><text:span text:style-name="T177">-: 45</text:span><text:span text:style-name="T178">10</text:span><text:span text:style-name="T179"><text:s text:c="2"/>1101101</text:span><text:span text:style-name="T180">2</text:span><text:span text:style-name="T181"/></text:p>
      <text:p text:style-name="P1"><text:span text:style-name="T181">C: 67</text:span><text:span text:style-name="T182">10<text:s text:c="2"/></text:span><text:span text:style-name="T183">1000011</text:span><text:span text:style-name="T184">2</text:span><text:span text:style-name="T185"/></text:p>
      <text:p text:style-name="P1"><text:span text:style-name="T185">#: 35</text:span><text:span text:style-name="T186">10<text:s text:c="2"/></text:span><text:span text:style-name="T187">100011</text:span><text:span text:style-name="T188">2</text:span><text:span text:style-name="T189"/></text:p>
      <text:p text:style-name="P1"><text:span text:style-name="T189">!: 33</text:span><text:span text:style-name="T190">10<text:s text:c="3"/></text:span><text:span text:style-name="T191">100001</text:span><text:span text:style-name="T192">2</text:span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3"/></text:p>
      <text:p text:style-name="P1"><text:span text:style-name="T1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